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Noto Sans Devanagari1" svg:font-family="'Noto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fo:font-size="18pt" officeooo:rsid="00141cf3" officeooo:paragraph-rsid="00141cf3" style:font-size-asian="15.75pt" style:font-size-complex="18pt"/>
    </style:style>
    <style:style style:name="P2" style:family="paragraph" style:parent-style-name="Standard">
      <style:paragraph-properties fo:text-align="end" style:justify-single-word="false"/>
      <style:text-properties fo:color="#006600" style:font-name="arial" fo:font-size="12pt" fo:font-weight="bold" officeooo:rsid="00141cf3" officeooo:paragraph-rsid="00141cf3" style:font-size-asian="15.75pt" style:font-size-complex="18pt"/>
    </style:style>
    <style:style style:name="P3" style:family="paragraph" style:parent-style-name="Standard">
      <style:paragraph-properties fo:text-align="start" style:justify-single-word="false"/>
      <style:text-properties fo:color="#006600" style:font-name="arial" fo:font-size="12pt" fo:font-weight="bold" officeooo:rsid="00141cf3" officeooo:paragraph-rsid="00141cf3" style:font-size-asian="15.75pt" style:font-size-complex="18pt"/>
    </style:style>
    <style:style style:name="P4" style:family="paragraph" style:parent-style-name="Standard">
      <style:text-properties fo:font-size="28pt" officeooo:rsid="00141cf3" officeooo:paragraph-rsid="00141cf3" style:font-size-asian="28pt" style:font-size-complex="28pt"/>
    </style:style>
    <style:style style:name="P5" style:family="paragraph" style:parent-style-name="Standard">
      <style:paragraph-properties fo:text-align="start" style:justify-single-word="false"/>
      <style:text-properties fo:color="#000000" style:font-name="arial" fo:font-size="12pt" fo:font-weight="bold" officeooo:rsid="00141cf3" officeooo:paragraph-rsid="00141cf3" style:font-size-asian="15.75pt" style:font-size-complex="18pt"/>
    </style:style>
    <style:style style:name="P6" style:family="paragraph" style:parent-style-name="Standard">
      <style:paragraph-properties fo:text-align="start" style:justify-single-word="false"/>
      <style:text-properties fo:color="#000000" style:font-name="arial" fo:font-size="12pt" fo:font-weight="bold" officeooo:rsid="00141cf3" officeooo:paragraph-rsid="00141cf3" style:font-size-asian="15.75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arial" fo:font-size="12pt" fo:font-weight="bold" officeooo:rsid="0014a035" officeooo:paragraph-rsid="0014a035"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arial" fo:font-size="12pt" fo:font-weight="bold" officeooo:rsid="0014a035" officeooo:paragraph-rsid="0014a035"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arial" fo:font-size="12pt" fo:font-weight="bold" officeooo:rsid="0014a035" officeooo:paragraph-rsid="0014e00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arial" fo:font-size="12pt" fo:font-weight="normal" officeooo:rsid="0014e009" officeooo:paragraph-rsid="0014e00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 fo:font-size="18pt" fo:font-weight="bold" officeooo:rsid="0014a035" officeooo:paragraph-rsid="0014a035"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style:font-name="arial" fo:font-size="18pt" fo:font-weight="bold" officeooo:rsid="0014e009" officeooo:paragraph-rsid="0014e009"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4a035" style:font-weight-asian="normal" style:font-weight-complex="normal"/>
    </style:style>
    <style:style style:name="T3" style:family="text">
      <style:text-properties fo:font-weight="normal" officeooo:rsid="0014e009" style:font-weight-asian="normal" style:font-weight-complex="normal"/>
    </style:style>
    <style:style style:name="T4" style:family="text">
      <style:text-properties fo:font-weight="normal" officeooo:rsid="00154b3b" style:font-weight-asian="normal" style:font-weight-complex="normal"/>
    </style:style>
    <style:style style:name="T5" style:family="text">
      <style:text-properties officeooo:rsid="00154b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rating Systems </text:p>
      <text:p text:style-name="P1">Program 3</text:p>
      <text:p text:style-name="P2">Distributed Interprocess Communication tool</text:p>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by Zach Owen</text:p>
      <text:p text:style-name="P5"/>
      <text:p text:style-name="P5"><text:soft-page-break/>Program Description: <text:span text:style-name="T1">This program emulates a shared memory communication system. Uses a mailbox system where users can store strings of data and retrieve them at will. Is able to dynamically bind and create mailboxes at runtime. Program is written in C using POSIX for threading and Semaphores. </text:span><text:span text:style-name="T2">MUST RUN ON A 64 BIT MACHINE</text:span></text:p>
      <text:p text:style-name="P5"><text:span text:style-name="T1"/></text:p>
      <text:p text:style-name="P6">Libraries Used:</text:p>
      <text:p text:style-name="P6">stdio.h: <text:span text:style-name="T1">Standard input and output</text:span></text:p>
      <text:p text:style-name="P6"><text:span text:style-name="T1"/></text:p>
      <text:p text:style-name="P6">stdlib.h: <text:span text:style-name="T2">Used for atof()</text:span></text:p>
      <text:p text:style-name="P6"><text:span text:style-name="T2"/></text:p>
      <text:p text:style-name="P6">string.h: <text:span text:style-name="T1"><text:s/></text:span><text:span text:style-name="T2">Used for strcpy, strcat, and strlen</text:span></text:p>
      <text:p text:style-name="P6">sys/socket.h: <text:span text:style-name="T1"><text:s/></text:span><text:span text:style-name="T2">Contains headers for sockets </text:span></text:p>
      <text:p text:style-name="P6">arpa/inet: <text:span text:style-name="T2">Ease of address translation</text:span></text:p>
      <text:p text:style-name="P6">unistd.h : <text:span text:style-name="T2">Needed for write() for socket communication</text:span></text:p>
      <text:p text:style-name="P6"/>
      <text:p text:style-name="P7">sys/types.h:<text:span text:style-name="T1"> Contains Shared memory functions</text:span></text:p>
      <text:p text:style-name="P7">sys/shm.h: <text:span text:style-name="T1">Contains Shared memory functions</text:span></text:p>
      <text:p text:style-name="P7">sys/ipc.h: <text:span text:style-name="T1">Contains Shared memory functions</text:span></text:p>
      <text:p text:style-name="P7"><text:span text:style-name="T1"/></text:p>
      <text:p text:style-name="P7">Program flow: <text:span text:style-name="T1">Program Begins by parsing and creating mailboxes in shared memory as well as all of the tools to be used to manipulate them. It also connects itself to a socket for communication. After setup is complete and the process forks to the background. At this point it creates a file containing its PID so that the process can be easily killed by dipcrm. And then waits for connections. When a connection is established the program creates a thread to handle the connection and the main thread returns to a waiting state to accept more connections. The thread then waits for the user to command it to read, write, or quit and will exit when finished.</text:span></text:p>
      <text:p text:style-name="P7"><text:span text:style-name="T1"/></text:p>
      <text:p text:style-name="P11">Functions:</text:p>
      <text:p text:style-name="P8">Main(): <text:span text:style-name="T3">Sets up Shared memory and mutexes and starts accept loop</text:span></text:p>
      <text:p text:style-name="P8"><text:span text:style-name="T3"/></text:p>
      <text:p text:style-name="P8">count(): <text:span text:style-name="T3">Functions that allow to keep track of quantity of Readers in a mailbox</text:span></text:p>
      <text:p text:style-name="P8"><text:span text:style-name="T3"/></text:p>
      <text:p text:style-name="P8">AcceptClient(): <text:span text:style-name="T3">Readies a socket to thread and waits for a connection. Calles CommThread() when connection becomes established as a POSIX thread. Then exits back to main()</text:span></text:p>
      <text:p text:style-name="P8"><text:span text:style-name="T3"/></text:p>
      <text:p text:style-name="P8">CommThread(): <text:span text:style-name="T3">Thread Control function, Gets input from user across socket and parses and executes commands.</text:span></text:p>
      <text:p text:style-name="P8"><text:span text:style-name="T3"/></text:p>
      <text:p text:style-name="P8"><text:soft-page-break/>ClientRead():<text:span text:style-name="T1"> </text:span><text:span text:style-name="T3">Read Command, reads data in mailbox. Protected with doubly locked Mutexes</text:span></text:p>
      <text:p text:style-name="P8"><text:span text:style-name="T3"/></text:p>
      <text:p text:style-name="P9">ClientWrite(): <text:span text:style-name="T3">Write Command, writes data to mailbox. Protected with doubly locked Mutexes</text:span></text:p>
      <text:p text:style-name="P9"><text:span text:style-name="T3"/></text:p>
      <text:p text:style-name="P8">CreateM(): <text:s/><text:span text:style-name="T3">Creates array’s of mutexes for mailbox protection</text:span></text:p>
      <text:p text:style-name="P8"><text:span text:style-name="T3"/></text:p>
      <text:p text:style-name="P8">CreateStable(): <text:span text:style-name="T3">Creates Mailbox shared memory segments. Starts at keyvalue 1337</text:span></text:p>
      <text:p text:style-name="P8"><text:span text:style-name="T3"/></text:p>
      <text:p text:style-name="P8">Make_Token(): <text:span text:style-name="T3">Function copied from dsh program, returns copy of a section of the input string</text:span></text:p>
      <text:p text:style-name="P8"><text:span text:style-name="T3"/></text:p>
      <text:p text:style-name="P8">Parse(): <text:span text:style-name="T3">Takes a command given to CommThread() </text:span><text:span text:style-name="T4">and determines what command it is and calls the correct function to deal with that command.</text:span></text:p>
      <text:p text:style-name="P8"><text:span text:style-name="T4"/></text:p>
      <text:p text:style-name="P8">Setargs(): <text:span text:style-name="T4">Function to place command line parameters from argv into their proper places as well as typecasts them to a useful format</text:span></text:p>
      <text:p text:style-name="P8"><text:span text:style-name="T4"/></text:p>
      <text:p text:style-name="P8">SetupBind(): <text:span text:style-name="T4">Function to bind the server to a socket</text:span></text:p>
      <text:p text:style-name="P8"/>
      <text:p text:style-name="P8">Tokenize(): <text:span text:style-name="T4">Copied from dsh program, takes a string of input and returns the tokens in a reasonable useful format</text:span></text:p>
      <text:p text:style-name="P8"/>
      <text:p text:style-name="P12">Testing:</text:p>
      <text:p text:style-name="P10">Program was altered to facilitate testing. Sleep() statements were added to critical sections in both read and write sections of shared memory. <text:s/>Program showed staunch defence against Deadlocking, and resistance to Starvation, although if enough read threads are placed in a single box, followed by many writes, while the box does not corrupt some starvation can occur. Though it is mitigated by the fact that new read threads are not allowed into boxes with Writers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Noto Sans Devanagari1" svg:font-family="'Noto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Nimbus Sans L1" style:font-family-asian="'Nimbus Sans 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7T07:10:45.445101821</meta:creation-date>
    <meta:generator>LibreOffice/5.1.1.3$Linux_X86_64 LibreOffice_project/10m0$Build-3</meta:generator>
    <dc:date>2016-04-07T07:52:08.659182986</dc:date>
    <meta:editing-duration>PT3M47S</meta:editing-duration>
    <meta:editing-cycles>1</meta:editing-cycles>
    <meta:document-statistic meta:table-count="0" meta:image-count="0" meta:object-count="0" meta:page-count="3" meta:paragraph-count="32" meta:word-count="507" meta:character-count="3208" meta:non-whitespace-character-count="2727"/>
  </office:meta>
</office:document-meta>
</file>